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19_11-13-01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2854 E-139-34-49.489746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19_14-46-59_000.jpg</text:p>
          </table:table-cell>
          <table:table-cell table:style-name="ce22" office:value-type="string">
            <text:p>:bookmemo 1*1 / ページメモ / 『私の中の日本軍』 / 著者=山本七平 / session-7 / p.45</text:p>
          </table:table-cell>
          <table:table-cell table:style-name="ce2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3]=&quot;&quot;;[.C3];CONCATENATE([.C3];&quot; / &quot;;[.E3]))" office:value-type="string" office:string-value=":bookmemo 1*1 / ページメモ / 『私の中の日本軍』 / 著者=山本七平 / session-7 / p.45">
            <text:p>:bookmemo 1*1 / ページメモ / 『私の中の日本軍』 / 著者=山本七平 / session-7 / p.45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19_14-58-36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2"/>
          <table:table-cell table:style-name="ce2" office:value-type="string">
            <text:p>N-35-35-28.614807 E-139-34-49.544677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9_17-04-12_000.jpg</text:p>
          </table:table-cell>
          <table:table-cell table:style-name="ce22" office:value-type="string">
            <text:p>:m 東和 PHOTO / 200717f / 入谷駅 / 大東建託　住信建託様ホテル計画 / １名 / ㈱アットライフ（大東建託） / 日誌</text:p>
          </table:table-cell>
          <table:table-cell table:style-name="ce14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5]=&quot;&quot;;[.C5];CONCATENATE([.C5];&quot; / &quot;;[.E5]))" office:value-type="string" office:string-value=":m 東和 PHOTO / 200717f / 入谷駅 / 大東建託　住信建託様ホテル計画 / １名 / ㈱アットライフ（大東建託） / 日誌">
            <text:p>:m 東和 PHOTO / 200717f / 入谷駅 / 大東建託　住信建託様ホテル計画 / １名 / ㈱アットライフ（大東建託） / 日誌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9_17-04-32_000.jpg</text:p>
          </table:table-cell>
          <table:table-cell table:style-name="ce22" office:value-type="string">
            <text:p>:m RES 1*1 / free# JVEMV6 37#23.1_4 / 37. miscs of miscs / 23. CO2 / 1. mind-map / M-47:#23.4.1</text:p>
          </table:table-cell>
          <table:table-cell table:style-name="ce15"/>
          <table:table-cell table:style-name="ce2"/>
          <table:table-cell table:style-name="ce2" office:value-type="string">
            <text:p>N-35-35-28.889465 E-139-34-49.544677</text:p>
          </table:table-cell>
          <table:table-cell table:style-name="ce32" table:formula="of:=IF([.E6]=&quot;&quot;;[.C6];CONCATENATE([.C6];&quot; / &quot;;[.E6]))" office:value-type="string" office:string-value=":m RES 1*1 / free# JVEMV6 37#23.1_4 / 37. miscs of miscs / 23. CO2 / 1. mind-map / M-47:#23.4.1">
            <text:p>:m RES 1*1 / free# JVEMV6 37#23.1_4 / 37. miscs of miscs / 23. CO2 / 1. mind-map / M-47:#23.4.1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19_19-03-02_000.jpg</text:p>
          </table:table-cell>
          <table:table-cell table:style-name="ce15" office:value-type="string">
            <text:p>-*</text:p>
          </table:table-cell>
          <table:table-cell table:style-name="ce16"/>
          <table:table-cell table:style-name="ce2"/>
          <table:table-cell table:style-name="ce2" office:value-type="string">
            <text:p>N-35-35-28.656005 E-139-34-49.544677</text:p>
          </table:table-cell>
          <table:table-cell table:style-name="ce32" table:formula="of:=IF([.E7]=&quot;&quot;;[.C7];CONCATENATE([.C7];&quot; / &quot;;[.E7]))" office:value-type="string" office:string-value="-*">
            <text:p>-*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19_19-03-05_000.jpg</text:p>
          </table:table-cell>
          <table:table-cell table:style-name="ce15" office:value-type="string">
            <text:p>-*</text:p>
          </table:table-cell>
          <table:table-cell table:style-name="ce14"/>
          <table:table-cell table:style-name="ce2"/>
          <table:table-cell table:style-name="ce2" office:value-type="string">
            <text:p>N-35-35-28.62854 E-139-34-49.544677</text:p>
          </table:table-cell>
          <table:table-cell table:style-name="ce32" table:formula="of:=IF([.E8]=&quot;&quot;;[.C8];CONCATENATE([.C8];&quot; / &quot;;[.E8]))" office:value-type="string" office:string-value="-*">
            <text:p>-*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19_20-43-53_000.jpg</text:p>
          </table:table-cell>
          <table:table-cell table:style-name="ce15" office:value-type="string">
            <text:p>:m 食べた物</text:p>
          </table:table-cell>
          <table:table-cell table:style-name="ce15"/>
          <table:table-cell table:style-name="ce2"/>
          <table:table-cell table:style-name="ce2" office:value-type="string">
            <text:p>N-35-35-28.738403 E-139-34-49.270019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19_22-45-14_000.jpg</text:p>
          </table:table-cell>
          <table:table-cell table:style-name="ce16" office:value-type="string">
            <text:p>:m 記録 / お酒 / １杯の量</text:p>
          </table:table-cell>
          <table:table-cell table:style-name="ce16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10]=&quot;&quot;;[.C10];CONCATENATE([.C10];&quot; / &quot;;[.E10]))" office:value-type="string" office:string-value=":m 記録 / お酒 / １杯の量">
            <text:p>:m 記録 / お酒 / １杯の量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19_22-59-10_000.jpg</text:p>
          </table:table-cell>
          <table:table-cell table:style-name="ce16" office:value-type="string">
            <text:p>:m 記録 / お酒 / 杯の数</text:p>
          </table:table-cell>
          <table:table-cell table:style-name="ce15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2" table:formula="of:=IF([.E11]=&quot;&quot;;[.C11];CONCATENATE([.C11];&quot; / &quot;;[.E11]))" office:value-type="string" office:string-value=":m 記録 / お酒 / 杯の数">
            <text:p>:m 記録 / お酒 / 杯の数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20_06-58-37_000.jpg</text:p>
          </table:table-cell>
          <table:table-cell table:style-name="ce16" office:value-type="string">
            <text:p>:m :PHOTO 起きた時刻 / 2020</text:p>
          </table:table-cell>
          <table:table-cell table:style-name="ce16"/>
          <table:table-cell table:style-name="ce2"/>
          <table:table-cell table:style-name="ce2" office:value-type="string">
            <text:p>N-35-35-28.656005 E-139-34-49.379882</text:p>
          </table:table-cell>
          <table:table-cell table:style-name="ce32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20_07-14-44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6"/>
          <table:table-cell table:style-name="ce2"/>
          <table:table-cell table:style-name="ce2" office:value-type="string">
            <text:p>N-35-35-29.136657 E-139-34-49.819335</text:p>
          </table:table-cell>
          <table:table-cell table:style-name="ce32" table:formula="of:=IF([.E13]=&quot;&quot;;[.C13];CONCATENATE([.C13];&quot; / &quot;;[.E1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20_07-48-04_000.jpg</text:p>
          </table:table-cell>
          <table:table-cell table:style-name="ce16" office:value-type="string">
            <text:p>:PHOTO 記録 / @自室　/ 身体；右脚 / 膝上；肉が垂れ下がっている</text:p>
          </table:table-cell>
          <table:table-cell table:style-name="ce5"/>
          <table:table-cell table:style-name="ce2"/>
          <table:table-cell table:style-name="ce2" office:value-type="string">
            <text:p>N-35-35-28.587341 E-139-34-49.270019</text:p>
          </table:table-cell>
          <table:table-cell table:style-name="ce32" table:formula="of:=IF([.E14]=&quot;&quot;;[.C14];CONCATENATE([.C14];&quot; / &quot;;[.E14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20_07-48-20_000.jpg</text:p>
          </table:table-cell>
          <table:table-cell table:style-name="ce16" office:value-type="string">
            <text:p>:PHOTO 記録 / @自室　/ 身体；左脚 / 膝上；肉が垂れ下がっている</text:p>
          </table:table-cell>
          <table:table-cell table:style-name="ce14"/>
          <table:table-cell table:style-name="ce2"/>
          <table:table-cell table:style-name="ce2" office:value-type="string">
            <text:p>N-35-35-28.587341 E-139-34-49.270019</text:p>
          </table:table-cell>
          <table:table-cell table:style-name="ce32" table:formula="of:=IF([.E15]=&quot;&quot;;[.C15];CONCATENATE([.C15];&quot; / &quot;;[.E15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20_07-48-32_000.jpg</text:p>
          </table:table-cell>
          <table:table-cell table:style-name="ce16" office:value-type="string">
            <text:p>:m 記録 / 身体 / 右脚；脛 / 様子 / 一部が凹んでいる；もしくは、膨らんでいる / time=起きたあと；ダンス前</text:p>
          </table:table-cell>
          <table:table-cell table:style-name="ce14"/>
          <table:table-cell table:style-name="ce2"/>
          <table:table-cell table:style-name="ce2" office:value-type="string">
            <text:p>N-35-35-28.642272 E-139-34-49.434814</text:p>
          </table:table-cell>
          <table:table-cell table:style-name="ce32" table:formula="of:=IF([.E16]=&quot;&quot;;[.C16];CONCATENATE([.C16];&quot; / &quot;;[.E16]))" office:value-type="string" office:string-value=":m 記録 / 身体 / 右脚；脛 / 様子 / 一部が凹んでいる；もしくは、膨らんでいる / time=起きたあと；ダンス前">
            <text:p>:m 記録 / 身体 / 右脚；脛 / 様子 / 一部が凹んでいる；もしくは、膨らんでいる / time=起きたあと；ダンス前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20_08-19-54_000.jpg</text:p>
          </table:table-cell>
          <table:table-cell table:style-name="ce19" office:value-type="string">
            <text:p>:m :lets / action activity / やること / 社会：法則：書き出してみる || :m :th / THEOREMの他に；「性質」という分類；knotのresearchについて</text:p>
          </table:table-cell>
          <table:table-cell table:style-name="ce19"/>
          <table:table-cell table:style-name="ce2"/>
          <table:table-cell table:style-name="ce2" office:value-type="string">
            <text:p>N-35-35-28.656005 E-139-34-49.105224</text:p>
          </table:table-cell>
          <table:table-cell table:style-name="ce32" table:formula="of:=IF([.E17]=&quot;&quot;;[.C17];CONCATENATE([.C17];&quot; / &quot;;[.E17]))" office:value-type="string" office:string-value=":m :lets / action activity / やること / 社会：法則：書き出してみる || :m :th / THEOREMの他に；「性質」という分類；knotのresearchについて">
            <text:p>:m :lets / action activity / やること / 社会：法則：書き出してみる || :m :th / THEOREMの他に；「性質」という分類；knotのresearchについて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19_18-29-13_000.mp4</text:p>
          </table:table-cell>
          <table:table-cell table:style-name="ce5" office:value-type="string">
            <text:p>:VIDEO / @自宅 / メモ / kb,keyboard / 演奏、play / k-2020-0719-1 / genr=f-N:deriv:2020-07-18_18-45-58_000.mp4,key=E,chor=EM7,RH=melody,LH=grip;melody,R=1,file=2020-07-17_18-54-52_000.mp4</text:p>
          </table:table-cell>
          <table:table-cell table:style-name="ce19"/>
          <table:table-cell table:style-name="ce2"/>
          <table:table-cell table:style-name="ce2"/>
          <table:table-cell table:style-name="ce32" table:formula="of:=IF([.E18]=&quot;&quot;;[.C18];CONCATENATE([.C18];&quot; / &quot;;[.E18]))" office:value-type="string" office:string-value=":VIDEO / @自宅 / メモ / kb,keyboard / 演奏、play / k-2020-0719-1 / genr=f-N:deriv:2020-07-18_18-45-58_000.mp4,key=E,chor=EM7,RH=melody,LH=grip;melody,R=1,file=2020-07-17_18-54-52_000.mp4">
            <text:p>:VIDEO / @自宅 / メモ / kb,keyboard / 演奏、play / k-2020-0719-1 / genr=f-N:deriv:2020-07-18_18-45-58_000.mp4,key=E,chor=EM7,RH=melody,LH=grip;melody,R=1,file=2020-07-17_18-54-52_000.mp4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9_18-49-39_000.mp4</text:p>
          </table:table-cell>
          <table:table-cell table:style-name="ce5" office:value-type="string">
            <text:p>:VIDEO / @自宅 / メモ / kb,keyboard / 演奏、play / k-2020-0719-2 / genr=f-N,R=2,i.f.=this:sec-2</text:p>
          </table:table-cell>
          <table:table-cell table:style-name="ce16"/>
          <table:table-cell table:style-name="ce2"/>
          <table:table-cell table:style-name="ce2"/>
          <table:table-cell table:style-name="ce32" table:formula="of:=IF([.E19]=&quot;&quot;;[.C19];CONCATENATE([.C19];&quot; / &quot;;[.E19]))" office:value-type="string" office:string-value=":VIDEO / @自宅 / メモ / kb,keyboard / 演奏、play / k-2020-0719-2 / genr=f-N,R=2,i.f.=this:sec-2">
            <text:p>:VIDEO / @自宅 / メモ / kb,keyboard / 演奏、play / k-2020-0719-2 / genr=f-N,R=2,i.f.=this:sec-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9_19-05-22_000.mp4</text:p>
          </table:table-cell>
          <table:table-cell table:style-name="ce5" office:value-type="string">
            <text:p>:VIDEO / @自宅 / メモ / kb,keyboard / 演奏、play / k-2020-0719-3 / genr=res-N,chor=Fm7,R=3,for=transpose,map=id:VAN0;LMPV</text:p>
          </table:table-cell>
          <table:table-cell table:style-name="ce14"/>
          <table:table-cell table:style-name="ce2"/>
          <table:table-cell table:style-name="ce2"/>
          <table:table-cell table:style-name="ce32" table:formula="of:=IF([.E20]=&quot;&quot;;[.C20];CONCATENATE([.C20];&quot; / &quot;;[.E20]))" office:value-type="string" office:string-value=":VIDEO / @自宅 / メモ / kb,keyboard / 演奏、play / k-2020-0719-3 / genr=res-N,chor=Fm7,R=3,for=transpose,map=id:VAN0;LMPV">
            <text:p>:VIDEO / @自宅 / メモ / kb,keyboard / 演奏、play / k-2020-0719-3 / genr=res-N,chor=Fm7,R=3,for=transpose,map=id:VAN0;LMPV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6"/>
          <table:table-cell table:style-name="ce2"/>
          <table:table-cell table:style-name="ce2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3"/>
          <table:table-cell table:style-name="ce2"/>
          <table:table-cell table:style-name="ce2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23"/>
          <table:table-cell table:style-name="ce2"/>
          <table:table-cell table:style-name="ce2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3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7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7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1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1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1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2020/07/20</text:date>, <text:time>09:00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20T09:00:10.94</dc:date>
    <dc:creator>iwabuchi ken</dc:creator>
    <meta:editing-duration>P23DT1H41M12S</meta:editing-duration>
    <meta:editing-cycles>8959</meta:editing-cycles>
    <meta:document-statistic meta:table-count="1" meta:cell-count="464" meta:object-count="0"/>
  </office:meta>
</office:document-meta>
</file>